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Fangsong Std R" svg:font-family="'Adobe Fangsong Std 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5.94pt"/>
    </style:style>
    <style:style style:name="co2" style:family="table-column">
      <style:table-column-properties fo:break-before="auto" style:column-width="633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17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dobe Fangsong Std R" fo:font-size="13pt" style:font-size-asian="13pt" style:font-size-complex="13pt"/>
    </style:style>
    <style:style style:name="ce2" style:family="table-cell" style:parent-style-name="Default">
      <style:table-cell-properties fo:background-color="#0066cc" style:text-align-source="fix" style:repeat-content="false"/>
      <style:paragraph-properties fo:text-align="center" fo:margin-left="0pt"/>
      <style:text-properties fo:color="#eeeeee" style:font-name="Adobe Fangsong Std R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style:font-name="Adobe Fangsong Std R" fo:font-size="13pt" style:font-size-asian="13pt" style:font-size-complex="13pt"/>
    </style:style>
    <style:style style:name="ce4" style:family="table-cell" style:parent-style-name="Default">
      <style:table-cell-properties fo:background-color="#0066cc"/>
      <style:text-properties fo:color="#eeeeee" style:font-name="Adobe Fangsong Std R"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icture #</text:p>
          </table:table-cell>
          <table:table-cell table:style-name="ce4" office:value-type="string" calcext:value-type="string">
            <text:p>Links with images found on pixabay (apartment/house rooms)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s://cdn.pixabay.com/photo/2017/02/24/12/18/apartment-2094643_960_720.jpg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s://cdn.pixabay.com/photo/2017/02/24/12/19/apartment-2094664_960_720.jpg</text:p>
          </table:table-cell>
          <table:table-cell table:number-columns-repeated="102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cdn.pixabay.com/photo/2017/02/24/12/24/kitchen-2094737_960_720.jpg" xlink:type="simple">https://cdn.pixabay.com/photo/2017/02/24/12/24/kitchen-2094737_960_720.jpg</text:a>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s://cdn.pixabay.com/photo/2017/02/24/12/22/apartment-2094699_960_720.jpg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s://cdn.pixabay.com/photo/2017/01/09/13/41/apartment-1966535_960_720.jpg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s://cdn.pixabay.com/photo/2017/02/24/12/19/apartment-2094663_960_720.jpg</text:p>
          </table:table-cell>
          <table:table-cell table:number-columns-repeated="102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cdn.pixabay.com/photo/2017/02/24/12/19/apartment-2094670_960_720.jpg" xlink:type="simple">https://cdn.pixabay.com/photo/2017/02/24/12/19/apartment-2094670_960_720.jpg</text:a>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s://cdn.pixabay.com/photo/2017/02/24/12/23/kitchen-2094723_960_720.jpg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s://cdn.pixabay.com/photo/2017/02/24/12/19/apartment-2094666_960_720.jpg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s://cdn.pixabay.com/photo/2017/02/24/12/21/apartment-2094690_960_720.jpg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s://cdn.pixabay.com/photo/2017/02/24/12/22/kitchen-2094707_960_720.jpg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s://cdn.pixabay.com/photo/2017/02/24/12/19/apartment-2094661_960_720.jpg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s://cdn.pixabay.com/photo/2017/02/24/12/21/apartment-2094688_960_720.jpg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s://cdn.pixabay.com/photo/2017/04/11/15/07/floor-2221787_960_720.jpg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s://cdn.pixabay.com/photo/2017/02/24/12/22/apartment-2094701_960_720.jpg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tps://cdn.pixabay.com/photo/2017/02/24/12/18/apartment-2094645_960_720.jpg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s://cdn.pixabay.com/photo/2016/09/04/12/38/visualization-1643855_960_720.jpg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ttps://cdn.pixabay.com/photo/2017/02/24/12/24/bathroom-2094733_960_720.jpg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ttps://cdn.pixabay.com/photo/2017/03/19/01/43/living-room-2155376_960_720.jpg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s://cdn.pixabay.com/photo/2016/11/14/02/29/apartment-1822410_960_720.jpg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ttps://cdn.pixabay.com/photo/2017/03/13/20/24/architecture-2141065_960_720.jpg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s://cdn.pixabay.com/photo/2017/03/13/20/23/architecture-2141059_960_720.jpg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s://cdn.pixabay.com/photo/2015/02/09/14/56/table-629772_960_720.jpg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s://cdn.pixabay.com/photo/2017/01/04/14/03/living-room-1952072_960_720.jpg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s://cdn.pixabay.com/photo/2016/11/14/02/28/apartment-1822409_960_720.jpg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s://cdn.pixabay.com/photo/2016/10/20/20/52/kitchen-1756631_960_720.jpg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ttps://cdn.pixabay.com/photo/2015/09/08/22/03/luggage-930804_960_720.jpg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s://cdn.pixabay.com/photo/2017/01/14/12/48/hotel-1979406_960_720.jpg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s://cdn.pixabay.com/photo/2014/08/11/21/36/room-416050_960_720.jpg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ttps://cdn.pixabay.com/photo/2016/04/24/03/47/bed-1348721_960_720.jpg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ttps://cdn.pixabay.com/photo/2017/03/13/20/06/architecture-2141005_960_720.jpg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ttps://cdn.pixabay.com/photo/2015/02/02/23/39/hall-621741_960_720.jpg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ttps://cdn.pixabay.com/photo/2016/06/23/19/36/dining-room-1476060_960_720.jpg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s://cdn.pixabay.com/photo/2016/11/11/22/45/bad-1817887_960_720.jpg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ttps://cdn.pixabay.com/photo/2014/12/10/23/37/architecture-563614_960_720.jpg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ttps://cdn.pixabay.com/photo/2016/09/22/12/36/kitchen-1687256_960_720.jpg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ttps://cdn.pixabay.com/photo/2014/08/11/21/26/kitchen-416027_960_720.jpg</text:p>
          </table:table-cell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Fangsong Std R" svg:font-family="'Adobe Fangsong Std 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5:17:55.077000000</meta:creation-date>
    <dc:date>2017-04-23T15:28:14.574000000</dc:date>
    <meta:editing-duration>PT10M20S</meta:editing-duration>
    <meta:editing-cycles>2</meta:editing-cycles>
    <meta:generator>LibreOffice/5.2.2.2$Windows_x86 LibreOffice_project/8f96e87c890bf8fa77463cd4b640a2312823f3ad</meta:generator>
    <meta:document-statistic meta:table-count="1" meta:cell-count="76" meta:object-count="0"/>
  </office:meta>
</office:document-meta>
</file>